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953cm" svg:y1="1.089cm" svg:x2="4.953cm" svg:y2="6.169cm">
            <text:p/>
          </draw:line>
          <draw:line draw:style-name="gr1" draw:text-style-name="P1" draw:layer="layout" svg:x1="10.033cm" svg:y1="3.629cm" svg:x2="4.953cm" svg:y2="6.169cm">
            <text:p/>
          </draw:line>
          <draw:line draw:style-name="gr1" draw:text-style-name="P1" draw:layer="layout" svg:x1="4.953cm" svg:y1="1.089cm" svg:x2="10.033cm" svg:y2="3.629cm">
            <text:p/>
          </draw:line>
          <draw:line draw:style-name="gr1" draw:text-style-name="P1" draw:layer="layout" svg:x1="3.681cm" svg:y1="4.911cm" svg:x2="4.953cm" svg:y2="4.899cm">
            <text:p/>
          </draw:line>
          <draw:line draw:style-name="gr1" draw:text-style-name="P1" draw:layer="layout" svg:x1="3.683cm" svg:y1="2.359cm" svg:x2="4.953cm" svg:y2="2.359cm">
            <text:p/>
          </draw:line>
          <draw:frame draw:style-name="gr2" draw:layer="layout" svg:width="0.875cm" svg:height="0.962cm" svg:x="4.967cm" svg:y="4.445cm">
            <draw:text-box>
              <text:p>+</text:p>
            </draw:text-box>
          </draw:frame>
          <draw:frame draw:style-name="gr2" draw:layer="layout" svg:width="0.714cm" svg:height="0.962cm" svg:x="5.001cm" svg:y="1.851cm">
            <draw:text-box>
              <text:p>-</text:p>
            </draw:text-box>
          </draw:frame>
          <draw:line draw:style-name="gr1" draw:text-style-name="P1" draw:layer="layout" svg:x1="10.033cm" svg:y1="3.629cm" svg:x2="11.303cm" svg:y2="3.629cm">
            <text:p/>
          </draw:line>
          <draw:line draw:style-name="gr1" draw:text-style-name="P1" draw:layer="layout" svg:x1="7.493cm" svg:y1="2.359cm" svg:x2="7.493cm" svg:y2="1.597cm">
            <text:p/>
          </draw:line>
          <draw:line draw:style-name="gr1" draw:text-style-name="P1" draw:layer="layout" svg:x1="7.493cm" svg:y1="4.899cm" svg:x2="7.493cm" svg:y2="5.661cm">
            <text:p/>
          </draw:line>
        </draw:g>
        <draw:frame draw:style-name="gr2" draw:layer="layout" svg:width="2.178cm" svg:height="0.962cm" svg:x="6.858cm" svg:y="0.508cm">
          <draw:text-box>
            <text:p>+15 V</text:p>
          </draw:text-box>
        </draw:frame>
        <draw:frame draw:style-name="gr2" draw:layer="layout" svg:width="2.018cm" svg:height="0.962cm" svg:x="6.858cm" svg:y="5.842cm">
          <draw:text-box>
            <text:p><text:span text:style-name="T1">-15 V</text:span></text:p>
          </draw:text-box>
        </draw:frame>
        <draw:polyline draw:style-name="gr1" draw:text-style-name="P1" draw:layer="layout" svg:width="2.539cm" svg:height="1.269cm" draw:transform="rotate (-3.14159265358979) translate (3.683cm 3.629cm)" svg:viewBox="0 0 2540 1270" draw:points="0,1270 2540,1270 2540,0">
          <text:p/>
        </draw:polyline>
        <draw:g>
          <draw:line draw:style-name="gr3" draw:text-style-name="P2" draw:layer="layout" svg:x1="1.143cm" svg:y1="2.359cm" svg:x2="1.143cm" svg:y2="3.629cm">
            <text:p/>
          </draw:line>
          <draw:custom-shape draw:style-name="gr4" draw:text-style-name="P2" draw:layer="layout" svg:width="1.27cm" svg:height="0.508cm" svg:x="0.508cm" svg:y="3.62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" draw:text-style-name="P2" draw:layer="layout" svg:x1="3.683cm" svg:y1="4.899cm" svg:x2="3.683cm" svg:y2="6.169cm">
            <text:p/>
          </draw:line>
          <draw:custom-shape draw:style-name="gr6" draw:text-style-name="P2" draw:layer="layout" svg:width="1.27cm" svg:height="0.508cm" svg:x="3.048cm" svg:y="6.16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layer="layout" svg:width="1.433cm" svg:height="1.241cm" svg:x="9.997cm" svg:y="2.261cm">
          <draw:text-box>
            <text:p>V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3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5:28:11</meta:creation-date>
    <dc:date>2014-09-24T15:37:50</dc:date>
    <meta:editing-duration>PT3M51S</meta:editing-duration>
    <meta:editing-cycles>2</meta:editing-cycles>
    <meta:generator>LibreOffice/3.5$Linux_X86_64 LibreOffice_project/350m1$Build-2</meta:generator>
    <meta:document-statistic meta:object-count="21"/>
  </office:meta>
</office:document-meta>
</file>